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Lucidasans, 'Lucida Sans', 'Arial Unicode MS'"/>
    <style:font-face style:name="Courier New" svg:font-family="'Courier New'" style:font-family-generic="modern"/>
    <style:font-face style:name="Bitstream Vera Sans Mono" svg:font-family="'Bitstream Vera Sans Mono'" style:font-adornments="Normal" style:font-pitch="fixed"/>
    <style:font-face style:name="Courier New1" svg:font-family="'Courier New'" style:font-family-generic="modern" style:font-pitch="fixed"/>
    <style:font-face style:name="Arial1" svg:font-family="Arial" style:font-pitch="variable"/>
    <style:font-face style:name="Bitstream Vera Sans" svg:font-family="'Bitstream Vera Sans'" style:font-pitch="variable"/>
    <style:font-face style:name="Bitstream Vera Sans1" svg:font-family="'Bitstream Vera Sans'" style:font-adornments="Norm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Historique" style:family="table">
      <style:table-properties style:width="6.9271in" fo:margin-left="0in" fo:margin-right="-0.0021in" table:align="margins"/>
    </style:style>
    <style:style style:name="Historique.A" style:family="table-column">
      <style:table-column-properties style:column-width="0.9889in" style:rel-column-width="9358*"/>
    </style:style>
    <style:style style:name="Historique.B" style:family="table-column">
      <style:table-column-properties style:column-width="1.5326in" style:rel-column-width="14497*"/>
    </style:style>
    <style:style style:name="Historique.C" style:family="table-column">
      <style:table-column-properties style:column-width="0.8208in" style:rel-column-width="7767*"/>
    </style:style>
    <style:style style:name="Historique.D" style:family="table-column">
      <style:table-column-properties style:column-width="3.5847in" style:rel-column-width="33913*"/>
    </style:style>
    <style:style style:name="Historique.A1" style:family="table-cell">
      <style:table-cell-properties fo:padding="0.0382in" fo:border-left="0.0007in solid #000000" fo:border-right="none" fo:border-top="0.0007in solid #000000" fo:border-bottom="0.0007in solid #000000"/>
    </style:style>
    <style:style style:name="Historique.D1" style:family="table-cell">
      <style:table-cell-properties fo:padding="0.0382in" fo:border="0.0007in solid #000000"/>
    </style:style>
    <style:style style:name="Historique.A2" style:family="table-cell" style:data-style-name="N100">
      <style:table-cell-properties style:vertical-align="middle" fo:padding="0.0382in" fo:border-left="0.0007in solid #000000" fo:border-right="none" fo:border-top="none" fo:border-bottom="0.0007in solid #000000"/>
    </style:style>
    <style:style style:name="Historique.B2" style:family="table-cell">
      <style:table-cell-properties style:vertical-align="middle" fo:padding="0.0382in" fo:border-left="0.0007in solid #000000" fo:border-right="none" fo:border-top="none" fo:border-bottom="0.0007in solid #000000"/>
    </style:style>
    <style:style style:name="Historique.D2" style:family="table-cell">
      <style:table-cell-properties fo:padding="0.0382in" fo:border-left="0.0007in solid #000000" fo:border-right="0.0007in solid #000000" fo:border-top="none" fo:border-bottom="0.0007in solid #000000"/>
    </style:style>
    <style:style style:name="Table6" style:family="table">
      <style:table-properties style:width="6.4979in" fo:margin-left="-0.0785in" table:align="left" style:writing-mode="lr-tb"/>
    </style:style>
    <style:style style:name="Table6.A" style:family="table-column">
      <style:table-column-properties style:column-width="6.4979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069in solid #808080" fo:border-right="0.0069in solid #000000" fo:border-top="0.0069in solid #808080" fo:border-bottom="0.0069in solid #000000" style:writing-mode="lr-tb"/>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D1" style:family="table-cell">
      <style:table-cell-properties fo:background-color="#c0c0c0"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A3" style:family="table-cell">
      <style:table-cell-properties fo:background-color="#c0c0c0" fo:padding="0.0382in" fo:border-left="0.0007in solid #000000" fo:border-right="0.0007in solid #000000" fo:border-top="none" fo:border-bottom="0.0007in solid #000000">
        <style:background-image/>
      </style:table-cell-properties>
    </style:style>
    <style:style style:name="Table1.A13" style:family="table-cell">
      <style:table-cell-properties fo:background-color="#c0c0c0" fo:padding="0.0382in" fo:border-left="0.0007in solid #000000" fo:border-right="none" fo:border-top="none" fo:border-bottom="0.0007in solid #000000">
        <style:background-image/>
      </style:table-cell-properties>
    </style:style>
    <style:style style:name="P1" style:family="paragraph" style:parent-style-name="Standard">
      <style:text-properties style:font-name="Bitstream Vera Sans"/>
    </style:style>
    <style:style style:name="P2" style:family="paragraph" style:parent-style-name="Standard">
      <style:paragraph-properties fo:text-align="center" style:justify-single-word="false"/>
      <style:text-properties style:font-name="Bitstream Vera Sans" fo:font-size="14pt" style:font-size-asian="14pt" style:font-size-complex="14pt"/>
    </style:style>
    <style:style style:name="P3" style:family="paragraph" style:parent-style-name="Standard">
      <style:paragraph-properties fo:text-align="center" style:justify-single-word="false" fo:background-color="transparent" fo:padding="0.0193in" fo:border-left="none" fo:border-right="none" fo:border-top="0.0008in solid #000000" fo:border-bottom="0.0008in solid #000000">
        <style:background-image/>
      </style:paragraph-properties>
      <style:text-properties style:font-name="Bitstream Vera Sans" fo:font-size="18pt" style:font-size-asian="18pt" style:font-size-complex="18pt"/>
    </style:style>
    <style:style style:name="P4" style:family="paragraph" style:parent-style-name="Standard">
      <style:paragraph-properties fo:text-align="center" style:justify-single-word="false" fo:background-color="transparent" fo:padding="0.0193in" fo:border-left="none" fo:border-right="none" fo:border-top="0.0008in solid #000000" fo:border-bottom="0.0008in solid #000000">
        <style:background-image/>
      </style:paragraph-properties>
      <style:text-properties style:font-name="Bitstream Vera Sans" fo:font-size="18pt" fo:font-weight="bold" style:font-size-asian="18pt" style:font-weight-asian="bold" style:font-size-complex="18pt" style:font-weight-complex="bold"/>
    </style:style>
    <style:style style:name="P5" style:family="paragraph" style:parent-style-name="Table_20_Heading">
      <style:text-properties style:font-name="Bitstream Vera Sans" fo:font-style="normal" style:font-style-asian="normal" style:font-style-complex="normal"/>
    </style:style>
    <style:style style:name="P6" style:family="paragraph" style:parent-style-name="Table_20_Contents">
      <style:text-properties style:font-name="Bitstream Vera Sans"/>
    </style:style>
    <style:style style:name="P7" style:family="paragraph" style:parent-style-name="Table_20_Contents">
      <style:paragraph-properties fo:text-align="center" style:justify-single-word="false"/>
      <style:text-properties style:font-name="Bitstream Vera Sans"/>
    </style:style>
    <style:style style:name="P8" style:family="paragraph" style:parent-style-name="Table_20_Contents">
      <style:text-properties officeooo:rsid="002a3ce4" officeooo:paragraph-rsid="002a3ce4"/>
    </style:style>
    <style:style style:name="P9" style:family="paragraph" style:parent-style-name="Standard">
      <style:paragraph-properties fo:break-before="page"/>
      <style:text-properties style:font-name="Bitstream Vera Sans"/>
    </style:style>
    <style:style style:name="P10" style:family="paragraph" style:parent-style-name="Text_20_body">
      <style:text-properties officeooo:paragraph-rsid="00210692"/>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3">
      <style:paragraph-properties>
        <style:tab-stops>
          <style:tab-stop style:position="6.5319in" style:type="right" style:leader-style="dotted" style:leader-text="."/>
        </style:tab-stops>
      </style:paragraph-properties>
    </style:style>
    <style:style style:name="P14" style:family="paragraph" style:parent-style-name="Standard" style:master-page-name="First_20_Page">
      <style:paragraph-properties style:page-number="auto"/>
      <style:text-properties style:font-name="Bitstream Vera Sans"/>
    </style:style>
    <style:style style:name="P15" style:family="paragraph" style:parent-style-name="Standard" style:list-style-name="L1"/>
    <style:style style:name="P16" style:family="paragraph" style:parent-style-name="Text_20_body" style:list-style-name="WW8Num47"/>
    <style:style style:name="P17" style:family="paragraph" style:parent-style-name="Text_20_body" style:list-style-name="WW8Num47">
      <style:text-properties fo:language="en" fo:country="GB"/>
    </style:style>
    <style:style style:name="P18" style:family="paragraph" style:parent-style-name="Text_20_body" style:list-style-name="L1">
      <style:paragraph-properties fo:margin-left="0.4925in" fo:margin-right="0in" fo:text-indent="0in" style:auto-text-indent="true"/>
    </style:style>
    <style:style style:name="P19" style:family="paragraph" style:parent-style-name="Text_20_body" style:list-style-name="L1">
      <style:paragraph-properties fo:margin-left="0in" fo:margin-right="0in" fo:text-indent="0in" style:auto-text-indent="true"/>
    </style:style>
    <style:style style:name="P20" style:family="paragraph" style:parent-style-name="Text_20_body" style:list-style-name="L2">
      <style:paragraph-properties fo:margin-left="0in" fo:margin-right="0in" fo:text-indent="0in" style:auto-text-indent="true"/>
    </style:style>
    <style:style style:name="P21" style:family="paragraph" style:parent-style-name="Text_20_body" style:list-style-name="L2">
      <style:paragraph-properties fo:margin-left="0in" fo:margin-right="0in" fo:text-indent="0in" style:auto-text-indent="true"/>
      <style:text-properties officeooo:rsid="00247e0b" officeooo:paragraph-rsid="00247e0b"/>
    </style:style>
    <style:style style:name="P22" style:family="paragraph" style:parent-style-name="Heading_20_1">
      <style:paragraph-properties fo:break-before="page"/>
    </style:style>
    <style:style style:name="P23" style:family="paragraph" style:parent-style-name="Heading_20_2">
      <style:text-properties officeooo:rsid="0028e016" officeooo:paragraph-rsid="0028e016"/>
    </style:style>
    <style:style style:name="P24" style:family="paragraph" style:parent-style-name="Table_20_Contents" style:list-style-name="L3"/>
    <style:style style:name="P25" style:family="paragraph" style:parent-style-name="Table_20_Contents">
      <style:text-properties officeooo:paragraph-rsid="002d194b"/>
    </style:style>
    <style:style style:name="P26" style:family="paragraph" style:parent-style-name="Table_20_Contents">
      <style:text-properties officeooo:rsid="002a3ce4" officeooo:paragraph-rsid="002a3ce4"/>
    </style:style>
    <style:style style:name="P27" style:family="paragraph" style:parent-style-name="Table_20_Contents">
      <style:text-properties officeooo:rsid="002a3ce4" officeooo:paragraph-rsid="002d194b"/>
    </style:style>
    <style:style style:name="T1" style:family="text">
      <style:text-properties officeooo:rsid="001fd629"/>
    </style:style>
    <style:style style:name="T2" style:family="text">
      <style:text-properties officeooo:rsid="00210692"/>
    </style:style>
    <style:style style:name="T3" style:family="text">
      <style:text-properties officeooo:rsid="00247e0b"/>
    </style:style>
    <style:style style:name="T4" style:family="text">
      <style:text-properties officeooo:rsid="00250a4c"/>
    </style:style>
    <style:style style:name="T5" style:family="text">
      <style:text-properties officeooo:rsid="00276797"/>
    </style:style>
    <style:style style:name="T6" style:family="text">
      <style:text-properties officeooo:rsid="002a3ce4"/>
    </style:style>
    <style:style style:name="T7" style:family="text">
      <style:text-properties officeooo:rsid="002bb743"/>
    </style:style>
    <style:style style:name="T8" style:family="text">
      <style:text-properties officeooo:rsid="002d194b"/>
    </style:style>
    <style:style style:name="T9" style:family="text">
      <style:text-properties officeooo:rsid="003017e4"/>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76" number:automatic-order="true">
      <number:month number:style="long" number:textual="true"/>
      <number:text> </number:text>
      <number:day/>
      <number:text>, </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1"/>
      <text:p text:style-name="P1"/>
      <text:p text:style-name="P1"/>
      <text:p text:style-name="P1"/>
      <text:p text:style-name="P1"/>
      <text:p text:style-name="P1"/>
      <text:p text:style-name="P1"/>
      <text:p text:style-name="P1"/>
      <text:p text:style-name="P3"/>
      <text:p text:style-name="P4"><text:title>Procédures de recette MiliConvert V3</text:title></text:p>
      <text:p text:style-name="P3"/>
      <text:p text:style-name="P1"/>
      <text:p text:style-name="P1"/>
      <text:p text:style-name="P2">Version <text:user-defined text:name="Info 2">1.0</text:user-defined> du <text:modification-date style:data-style-name="N76">14 août 2010</text:modification-date></text:p>
      <text:p text:style-name="Standard"/>
      <text:p text:style-name="Standard"/>
      <table:table table:name="Historique" table:style-name="Historique">
        <table:table-column table:style-name="Historique.A"/>
        <table:table-column table:style-name="Historique.B"/>
        <table:table-column table:style-name="Historique.C"/>
        <table:table-column table:style-name="Historique.D"/>
        <table:table-header-rows>
          <table:table-row>
            <table:table-cell table:style-name="Historique.A1" office:value-type="string">
              <text:p text:style-name="P5">Date</text:p>
            </table:table-cell>
            <table:table-cell table:style-name="Historique.A1" office:value-type="string">
              <text:p text:style-name="P5">Auteur</text:p>
            </table:table-cell>
            <table:table-cell table:style-name="Historique.A1" office:value-type="string">
              <text:p text:style-name="P5">Version</text:p>
            </table:table-cell>
            <table:table-cell table:style-name="Historique.D1" office:value-type="string">
              <text:p text:style-name="P5">Modification</text:p>
            </table:table-cell>
          </table:table-row>
        </table:table-header-rows>
        <table:table-row>
          <table:table-cell table:style-name="Historique.A2" office:value-type="float" office:value="0">
            <text:p text:style-name="P7"><text:span text:style-name="T7">09</text:span>/0<text:span text:style-name="T7">8</text:span>/20<text:span text:style-name="T7">10</text:span></text:p>
          </table:table-cell>
          <table:table-cell table:style-name="Historique.B2" office:value-type="string">
            <text:p text:style-name="P7">Thomas Cataldo</text:p>
          </table:table-cell>
          <table:table-cell table:style-name="Historique.B2" office:value-type="string">
            <text:p text:style-name="P7">1.0</text:p>
          </table:table-cell>
          <table:table-cell table:style-name="Historique.D2" office:value-type="string">
            <text:p text:style-name="P6">Version initiale</text:p>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row>
          <table:table-cell table:style-name="Historique.A2">
            <text:p text:style-name="P7"/>
          </table:table-cell>
          <table:table-cell table:style-name="Historique.B2" office:value-type="string">
            <text:p text:style-name="P7"/>
          </table:table-cell>
          <table:table-cell table:style-name="Historique.B2" office:value-type="string">
            <text:p text:style-name="P7"/>
          </table:table-cell>
          <table:table-cell table:style-name="Historique.D2" office:value-type="string">
            <text:p text:style-name="P6"/>
          </table:table-cell>
        </table:table-row>
      </table:table>
      <text:p text:style-name="P1"/>
      <text:p text:style-name="P1"/>
      <text:p text:style-name="P1"/>
      <text:p text:style-name="P1"/>
      <text:p text:style-name="P1"/>
      <text:p text:style-name="P1"/>
      <text:p text:style-name="P1"/>
      <text:p text:style-name="P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1"><text:a xlink:type="simple" xlink:href="#__RefHeading__1005_515862986" text:style-name="Internet_20_link" text:visited-style-name="Internet_20_link">1 <text:s text:c="2"/>Contexte du document<text:tab/>3</text:a></text:p>
          <text:p text:style-name="P12"><text:a xlink:type="simple" xlink:href="#__RefHeading__1007_515862986" text:style-name="Internet_20_link" text:visited-style-name="Internet_20_link">1.1 <text:s text:c="2"/>Rappel des exigences<text:tab/>3</text:a></text:p>
          <text:p text:style-name="P13"><text:a xlink:type="simple" xlink:href="#__RefHeading__1009_515862986" text:style-name="Internet_20_link" text:visited-style-name="Internet_20_link">1.1.1 <text:s text:c="2"/>MM-4<text:tab/>3</text:a></text:p>
          <text:p text:style-name="P11"><text:a xlink:type="simple" xlink:href="#__RefHeading__1011_515862986" text:style-name="Internet_20_link" text:visited-style-name="Internet_20_link">2 <text:s text:c="2"/>Environnement de recette<text:tab/>4</text:a></text:p>
          <text:p text:style-name="P11"><text:a xlink:type="simple" xlink:href="#__RefHeading__1013_515862986" text:style-name="Internet_20_link" text:visited-style-name="Internet_20_link">3 <text:s text:c="2"/>Tests MM-4 Adatp3<text:tab/>4</text:a></text:p>
          <text:p text:style-name="P12"><text:a xlink:type="simple" xlink:href="#__RefHeading__1015_515862986" text:style-name="Internet_20_link" text:visited-style-name="Internet_20_link">3.1 <text:s text:c="2"/>Exécution des transformations<text:tab/>4</text:a></text:p>
        </text:index-body>
      </text:table-of-content>
      <text:p text:style-name="P1"/>
      <text:p text:style-name="Standard"/>
      <text:h text:style-name="P22" text:outline-level="1"><text:bookmark text:name="__RefHeading__1005_515862986"/>Contexte du document<text:bookmark-end text:name="__RefHeading__1005_515862986"/></text:h>
      <text:p text:style-name="Text_20_body">Définir des fiches de recette pour vérifier la conformité du produit aux exigences V<text:span text:style-name="T1">3</text:span>.</text:p>
      <text:h text:style-name="Heading_20_2" text:outline-level="2"><text:bookmark text:name="__RefHeading__1007_515862986"/>Rappel des exigences<text:bookmark-end text:name="__RefHeading__1007_515862986"/></text:h>
      <text:h text:style-name="Heading_20_3" text:outline-level="3"><text:bookmark text:name="__RefHeading__1009_515862986"/>MM-<text:span text:style-name="T2">4</text:span><text:bookmark-end text:name="__RefHeading__1009_515862986"/></text:h>
      <text:p text:style-name="Text_20_body"/>
      <table:table table:name="Table6" table:style-name="Table6">
        <table:table-column table:style-name="Table6.A"/>
        <table:table-row table:style-name="Table6.1">
          <table:table-cell table:style-name="Table6.A1" office:value-type="string">
            <text:p text:style-name="Text_20_body">Le formatage / déformatage XML des messages ADatP-3 v11 suivants doivent être implémentés :</text:p>
            <text:list xml:id="list1507487189" text:style-name="WW8Num47">
              <text:list-item>
                <text:p text:style-name="P16">BARREP</text:p>
              </text:list-item>
              <text:list-item>
                <text:p text:style-name="P16">CCLREP</text:p>
              </text:list-item>
              <text:list-item>
                <text:p text:style-name="P16">CMOSITREP</text:p>
              </text:list-item>
              <text:list-item>
                <text:p text:style-name="P16">ENGRDATAREP</text:p>
              </text:list-item>
              <text:list-item>
                <text:p text:style-name="P16">ENGRECCEORD</text:p>
              </text:list-item>
              <text:list-item>
                <text:p text:style-name="P16">ENGREP</text:p>
              </text:list-item>
              <text:list-item>
                <text:p text:style-name="P16">ENGRRESREP</text:p>
              </text:list-item>
              <text:list-item>
                <text:p text:style-name="P16">ENGSTATREP</text:p>
              </text:list-item>
              <text:list-item>
                <text:p text:style-name="P16">ENGTASKREP</text:p>
              </text:list-item>
              <text:list-item>
                <text:p text:style-name="P16">GAPREP</text:p>
              </text:list-item>
              <text:list-item>
                <text:p text:style-name="P16">GENINFOMSG</text:p>
              </text:list-item>
              <text:list-item>
                <text:p text:style-name="P16">INCREP</text:p>
              </text:list-item>
              <text:list-item>
                <text:p text:style-name="P16">INTREP</text:p>
              </text:list-item>
              <text:list-item>
                <text:p text:style-name="P16">INTREQ</text:p>
              </text:list-item>
              <text:list-item>
                <text:p text:style-name="P16">LOGASREQ</text:p>
              </text:list-item>
              <text:list-item>
                <text:p text:style-name="P16">LOGASRESP</text:p>
              </text:list-item>
              <text:list-item>
                <text:p text:style-name="P16">LOGSITLAND</text:p>
              </text:list-item>
              <text:list-item>
                <text:p text:style-name="P16">LOGUPDATE</text:p>
              </text:list-item>
              <text:list-item>
                <text:p text:style-name="P17">NBC 1 à 5 </text:p>
              </text:list-item>
              <text:list-item>
                <text:p text:style-name="P16">OBSREP</text:p>
              </text:list-item>
              <text:list-item>
                <text:p text:style-name="P16">PERSREP</text:p>
              </text:list-item>
              <text:list-item>
                <text:p text:style-name="P16">PRESENCE</text:p>
              </text:list-item>
              <text:list-item>
                <text:p text:style-name="P16">SCATMINREP</text:p>
              </text:list-item>
            </text:list>
          </table:table-cell>
        </table:table-row>
      </table:table>
      <text:p text:style-name="P10"/>
      <text:p text:style-name="Text_20_body"/>
      <text:h text:style-name="Heading_20_1" text:outline-level="1"><text:bookmark text:name="__RefHeading__1011_515862986"/><text:soft-page-break/>Environnement de recette<text:bookmark-end text:name="__RefHeading__1011_515862986"/></text:h>
      <text:list xml:id="list1524388134" text:style-name="L1">
        <text:list-item>
          <text:p text:style-name="P15">Station de travail Debian GNU / Linux (sid)</text:p>
        </text:list-item>
        <text:list-item>
          <text:p text:style-name="P15">Paquets nécessaires :</text:p>
        </text:list-item>
        <text:list-item>
          <text:p text:style-name="P18">gnome-core</text:p>
        </text:list-item>
        <text:list-item>
          <text:p text:style-name="P18">xserver-xorg</text:p>
        </text:list-item>
        <text:list-item>
          <text:p text:style-name="P18">libxml2-utils</text:p>
        </text:list-item>
        <text:list-item>
          <text:p text:style-name="P18">sun-java6-jdk</text:p>
        </text:list-item>
        <text:list-item>
          <text:p text:style-name="P18">emacs22-nox</text:p>
        </text:list-item>
        <text:list-item>
          <text:p text:style-name="P19">Accès internet fonctionnel</text:p>
        </text:list-item>
      </text:list>
      <text:list xml:id="list1046877357" text:style-name="L2">
        <text:list-item>
          <text:p text:style-name="P20">Renseigner le fichier testing.inc avec le chemins vers le répertoire txt2xml (en version 1.8.<text:span text:style-name="T3">3</text:span>) :</text:p>
          <text:list>
            <text:list-item>
              <text:p text:style-name="P21">txt2xml_path=/tmp/txt2xml-1.8.3</text:p>
            </text:list-item>
          </text:list>
        </text:list-item>
      </text:list>
      <text:h text:style-name="Heading_20_1" text:outline-level="1"><text:bookmark text:name="__RefHeading__1013_515862986"/>Tests MM-<text:span text:style-name="T4">4</text:span> Adatp3<text:bookmark-end text:name="__RefHeading__1013_515862986"/></text:h>
      <text:h text:style-name="P23" text:outline-level="2"><text:bookmark text:name="__RefHeading__1015_515862986"/>Exécution des transformations<text:bookmark-end text:name="__RefHeading__1015_515862986"/></text:h>
      <text:p text:style-name="Text_20_body"/>
      <table:table table:name="Table1" table:style-name="Table1">
        <table:table-column table:style-name="Table1.A" table:number-columns-repeated="3"/>
        <table:table-column table:style-name="Table1.D"/>
        <table:table-row>
          <table:table-cell table:style-name="Table1.A1" office:value-type="string">
            <text:p text:style-name="Table_20_Contents">Rédacteur</text:p>
          </table:table-cell>
          <table:table-cell table:style-name="Table1.A1" office:value-type="string">
            <text:p text:style-name="Table_20_Contents">Date de la rédaction</text:p>
          </table:table-cell>
          <table:table-cell table:style-name="Table1.A1" office:value-type="string">
            <text:p text:style-name="Table_20_Contents">Exigence</text:p>
          </table:table-cell>
          <table:table-cell table:style-name="Table1.D1" office:value-type="string">
            <text:p text:style-name="Table_20_Contents">Référence du test</text:p>
          </table:table-cell>
        </table:table-row>
        <table:table-row>
          <table:table-cell table:style-name="Table1.A2" office:value-type="string">
            <text:p text:style-name="Table_20_Contents">Thomas Cataldo</text:p>
          </table:table-cell>
          <table:table-cell table:style-name="Table1.A2" office:value-type="string">
            <text:p text:style-name="Table_20_Contents"><text:span text:style-name="T4">09</text:span>/0<text:span text:style-name="T4">8</text:span>/20<text:span text:style-name="T4">10</text:span></text:p>
          </table:table-cell>
          <table:table-cell table:style-name="Table1.A2" office:value-type="string">
            <text:p text:style-name="Table_20_Contents">MM-<text:span text:style-name="T4">4</text:span></text:p>
          </table:table-cell>
          <table:table-cell table:style-name="Table1.D2" office:value-type="string">
            <text:p text:style-name="Table_20_Contents">test_v<text:span text:style-name="T4">3</text:span>_01</text:p>
          </table:table-cell>
        </table:table-row>
        <table:table-row>
          <table:table-cell table:style-name="Table1.A3" table:number-columns-spanned="4" office:value-type="string">
            <text:p text:style-name="Table_20_Contents">Objectifs du test</text:p>
          </table:table-cell>
          <table:covered-table-cell/>
          <table:covered-table-cell/>
          <table:covered-table-cell/>
        </table:table-row>
        <table:table-row>
          <table:table-cell table:style-name="Table1.D2" table:number-columns-spanned="4" office:value-type="string">
            <text:p text:style-name="Table_20_Contents">Valider le <text:span text:style-name="T7">formatage et </text:span>déformatage de<text:span text:style-name="T7">s</text:span> messages adatp-3 <text:span text:style-name="T7">de MM-4</text:span></text:p>
          </table:table-cell>
          <table:covered-table-cell/>
          <table:covered-table-cell/>
          <table:covered-table-cell/>
        </table:table-row>
        <table:table-row>
          <table:table-cell table:style-name="Table1.A3" table:number-columns-spanned="4" office:value-type="string">
            <text:p text:style-name="Table_20_Contents">Environnement de test</text:p>
          </table:table-cell>
          <table:covered-table-cell/>
          <table:covered-table-cell/>
          <table:covered-table-cell/>
        </table:table-row>
        <table:table-row>
          <table:table-cell table:style-name="Table1.D2" table:number-columns-spanned="4" office:value-type="string">
            <text:list xml:id="list1999689825" text:style-name="L3">
              <text:list-item>
                <text:p text:style-name="P24">Station de travail linux Debian</text:p>
              </text:list-item>
              <text:list-item>
                <text:p text:style-name="P24">se placer dans le répertoire <text:span text:style-name="T5">testing/</text:span>v<text:span text:style-name="T4">3</text:span>/<text:span text:style-name="T4">ad3</text:span></text:p>
              </text:list-item>
            </text:list>
          </table:table-cell>
          <table:covered-table-cell/>
          <table:covered-table-cell/>
          <table:covered-table-cell/>
        </table:table-row>
        <table:table-row>
          <table:table-cell table:style-name="Table1.A3" table:number-columns-spanned="4" office:value-type="string">
            <text:p text:style-name="Table_20_Contents">Exécution du test</text:p>
          </table:table-cell>
          <table:covered-table-cell/>
          <table:covered-table-cell/>
          <table:covered-table-cell/>
        </table:table-row>
        <table:table-row>
          <table:table-cell table:style-name="Table1.D2" table:number-columns-spanned="4" office:value-type="string">
            <text:p text:style-name="Table_20_Contents">Lancer le script ./<text:span text:style-name="T4">run.sh</text:span></text:p>
            <text:p text:style-name="P8">Le script va enchainer les transformations pour les différents formats de MM-4</text:p>
          </table:table-cell>
          <table:covered-table-cell/>
          <table:covered-table-cell/>
          <table:covered-table-cell/>
        </table:table-row>
        <table:table-row>
          <table:table-cell table:style-name="Table1.A3" table:number-columns-spanned="4" office:value-type="string">
            <text:p text:style-name="Table_20_Contents">Résultats attendus</text:p>
          </table:table-cell>
          <table:covered-table-cell/>
          <table:covered-table-cell/>
          <table:covered-table-cell/>
        </table:table-row>
        <table:table-row>
          <table:table-cell table:style-name="Table1.D2" table:number-columns-spanned="4" office:value-type="string">
            <text:p text:style-name="Table_20_Contents">Le<text:span text:style-name="T6">s</text:span> <text:span text:style-name="T6">xml sont produits à partir des versions adatp3 texte</text:span></text:p>
            <text:p text:style-name="P8">Les xml sont validés via <text:span text:style-name="T9">xmllint</text:span> par nos schémas</text:p>
            <text:p text:style-name="P8">La transformation inverse et effectuée et comparée avec le adatp3 original, qui est similaire ou équivalent</text:p>
            <text:p text:style-name="P27"><text:span text:style-name="T8">Tous les tests réussissent à l'exception des transformations de nuc4.</text:span><text:span text:style-name="T9">avec</text:span><text:span text:style-name="T8">ALFA et nuc4.testKILO dont les fichiers d'entrée sont invalides :</text:span></text:p>
            <text:p text:style-name="P27"><text:span text:style-name="T8">run test DGA bl12 nuc4.avecALFA.bl12.ad3</text:span></text:p>
            <text:p text:style-name="P27"><text:soft-page-break/><text:span text:style-name="T8">nuc4ToXml nuc4.avecALFA.bl12.ad3 bl12/nuc4</text:span></text:p>
            <text:p text:style-name="P27"><text:span text:style-name="T8">running txt2xml for nuc4.avecALFA.bl12.ad3 in /home/tom/svn/miliconvert/xsmt-docs/testing/v3/ad3/dga</text:span></text:p>
            <text:p text:style-name="P27"><text:span text:style-name="T8">ad3 to xml [FAILED] for nuc4.avecALFA.bl12.ad3</text:span></text:p>
            <text:p text:style-name="P27"><text:span text:style-name="T8"></text:span></text:p>
            <text:p text:style-name="P27"><text:span text:style-name="T8">Aug 14, 2010 3:20:13 PM org.miliconvert.adatp3.Adatp3ToXmlTransformer transform</text:span></text:p>
            <text:p text:style-name="P27"><text:span text:style-name="T8">SEVERE: Invalide input file REJECTING</text:span></text:p>
            <text:p text:style-name="P27"><text:span text:style-name="T8"><text:s/>Missing mandatory field in pos 2 in set QUEBEC field at pos 1. Cause :</text:span></text:p>
            <text:p text:style-name="P27"><text:span text:style-name="T8"><text:tab/>- Value ALPHA doesn't match regexp (D|LIQ|S|SOIL|SOLID|VAP|VEG|WATER) </text:span></text:p>
            <text:p text:style-name="P27"><text:span text:style-name="T8"></text:span></text:p>
            <text:p text:style-name="P27"><text:span text:style-name="T8">run test DGA bl12 nuc4.testKILO.bl12.ad3</text:span></text:p>
            <text:p text:style-name="P27"><text:span text:style-name="T8">nuc4ToXml nuc4.testKILO.bl12.ad3 bl12/nuc4</text:span></text:p>
            <text:p text:style-name="P27"><text:span text:style-name="T8">running txt2xml for nuc4.testKILO.bl12.ad3 in /home/tom/svn/miliconvert/xsmt-docs/testing/v3/ad3/dga</text:span></text:p>
            <text:p text:style-name="P27"><text:span text:style-name="T8">ad3 to xml [FAILED] for nuc4.testKILO.bl12.ad3</text:span></text:p>
            <text:p text:style-name="P27"><text:span text:style-name="T8"></text:span></text:p>
            <text:p text:style-name="P27"><text:span text:style-name="T8">Aug 14, 2010 3:20:13 PM org.miliconvert.adatp3.Adatp3ToXmlTransformer transform</text:span></text:p>
            <text:p text:style-name="P27"><text:span text:style-name="T8">SEVERE: Invalide input file REJECTING</text:span></text:p>
            <text:p text:style-name="P27"><text:span text:style-name="T8"><text:s/>Missing mandatory field in pos 2 in set QUEBEC field at pos 1. Cause :</text:span></text:p>
            <text:p text:style-name="P27"><text:span text:style-name="T8"><text:tab/>- Value ALPHA doesn't match regexp (D|LIQ|S|SOIL|SOLID|VAP|VEG|WATER) </text:span></text:p>
            <text:p text:style-name="P27"><text:span text:style-name="T8"></text:span></text:p>
            <text:p text:style-name="P27"><text:span text:style-name="T8">Aug 14, 2010 3:20:20 PM org.miliconvert.adatp3.Adatp3ToXmlTransformer transform</text:span></text:p>
            <text:p text:style-name="P27"><text:span text:style-name="T8">SEVERE: Invalide input file REJECTING</text:span></text:p>
            <text:p text:style-name="P27"><text:span text:style-name="T8"><text:s/>Missing mandatory field in pos 2 in set QUEBEC field at pos 1. Cause :</text:span></text:p>
            <text:p text:style-name="P27"><text:span text:style-name="T8"><text:tab/>- Value ALPHA doesn't match regexp (D|LIQ|S|SOIL|SOLID|VAP|VEG|WATER) </text:span></text:p>
            <text:p text:style-name="P27"><text:span text:style-name="T8"></text:span></text:p>
          </table:table-cell>
          <table:covered-table-cell/>
          <table:covered-table-cell/>
          <table:covered-table-cell/>
        </table:table-row>
        <table:table-row>
          <table:table-cell table:style-name="Table1.A3" table:number-columns-spanned="4" office:value-type="string">
            <text:p text:style-name="Table_20_Contents">Résultats observés</text:p>
          </table:table-cell>
          <table:covered-table-cell/>
          <table:covered-table-cell/>
          <table:covered-table-cell/>
        </table:table-row>
        <table:table-row>
          <table:table-cell table:style-name="Table1.D2" table:number-columns-spanned="4" office:value-type="string">
            <text:p text:style-name="P25"><text:span text:style-name="T8"/></text:p>
          </table:table-cell>
          <table:covered-table-cell/>
          <table:covered-table-cell/>
          <table:covered-table-cell/>
        </table:table-row>
        <table:table-row>
          <table:table-cell table:style-name="Table1.A13" table:number-columns-spanned="2" office:value-type="string">
            <text:p text:style-name="Table_20_Contents">Date de passage du test</text:p>
          </table:table-cell>
          <table:covered-table-cell/>
          <table:table-cell table:style-name="Table1.A3" table:number-columns-spanned="2" office:value-type="string">
            <text:p text:style-name="Table_20_Contents">Succès du test</text:p>
          </table:table-cell>
          <table:covered-table-cell/>
        </table:table-row>
        <table:table-row>
          <table:table-cell table:style-name="Table1.A2" table:number-columns-spanned="2" office:value-type="string">
            <text:p text:style-name="Table_20_Contents"/>
          </table:table-cell>
          <table:covered-table-cell/>
          <table:table-cell table:style-name="Table1.D2" table:number-columns-spanned="2" office:value-type="string">
            <text:p text:style-name="Table_20_Contents">Oui / Non</text:p>
          </table:table-cell>
          <table:covered-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Lucidasans, 'Lucida Sans', 'Arial Unicode MS'"/>
    <style:font-face style:name="Courier New" svg:font-family="'Courier New'" style:font-family-generic="modern"/>
    <style:font-face style:name="Bitstream Vera Sans Mono" svg:font-family="'Bitstream Vera Sans Mono'" style:font-adornments="Normal" style:font-pitch="fixed"/>
    <style:font-face style:name="Courier New1" svg:font-family="'Courier New'" style:font-family-generic="modern" style:font-pitch="fixed"/>
    <style:font-face style:name="Arial1" svg:font-family="Arial" style:font-pitch="variable"/>
    <style:font-face style:name="Bitstream Vera Sans" svg:font-family="'Bitstream Vera Sans'" style:font-pitch="variable"/>
    <style:font-face style:name="Bitstream Vera Sans1" svg:font-family="'Bitstream Vera Sans'" style:font-adornments="Norm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fr" fo:country="FR" style:font-name-asian="Arial1"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text-indent="0in" style:auto-text-indent="true" fo:background-color="transparent">
        <style:background-image/>
      </style:paragraph-properties>
      <style:text-properties style:font-name="Bitstream Vera Sans1" fo:font-size="11pt"/>
    </style:style>
    <style:style style:name="Text_20_body" style:display-name="Text body" style:family="paragraph" style:parent-style-name="Standard" style:class="text">
      <style:paragraph-properties fo:margin-top="0in" fo:margin-bottom="0.0835in" fo:text-align="justify" style:justify-single-word="false"/>
    </style:style>
    <style:style style:name="Heading" style:family="paragraph" style:parent-style-name="Standard" style:next-style-name="Text_20_body" style:class="text">
      <style:paragraph-properties fo:margin-left="0in" fo:margin-right="0in" fo:margin-top="0.1665in" fo:margin-bottom="0.0835in" fo:text-indent="0in" style:auto-text-indent="false" fo:keep-with-next="always"/>
      <style:text-properties style:font-name="Bitstream Vera Sans"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padding="0.0193in" fo:border-left="none" fo:border-right="none" fo:border-top="none" fo:border-bottom="0.0008in solid #000000" text:number-lines="false" text:line-number="0">
        <style:tab-stops>
          <style:tab-stop style:position="3.4626in" style:type="center"/>
          <style:tab-stop style:position="6.9252in"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8pt"/>
    </style:style>
    <style:style style:name="Table_20_Contents" style:display-name="Table Contents" style:family="paragraph" style:parent-style-name="Text_20_body" style:class="extra">
      <style:paragraph-properties fo:margin-left="0in" fo:margin-right="0in"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de" style:family="paragraph" style:parent-style-name="Standard" style:class="text">
      <style:paragraph-properties fo:text-align="start" style:justify-single-word="false" fo:background-color="#e6e6e6">
        <style:background-image/>
      </style:paragraph-properties>
      <style:text-properties style:font-name="Bitstream Vera Sans Mono" fo:font-size="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WW8Num4z0" style:family="text">
      <style:text-properties style:font-name="Symbol"/>
    </style:style>
    <style:style style:name="WW8Num47z0" style:family="text">
      <style:text-properties style:font-name="Arial" style:font-name-asian="Times New Roman" style:font-name-complex="Arial"/>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937in"/>
      </text:outline-level-style>
      <text:outline-level-style text:level="2" style:num-format="1" text:display-levels="2">
        <style:list-level-properties text:min-label-distance="0.3937in"/>
      </text:outline-level-style>
      <text:outline-level-style text:level="3" style:num-format="1" text:display-levels="3">
        <style:list-level-properties text:min-label-distance="0.3937in"/>
      </text:outline-level-style>
      <text:outline-level-style text:level="4" style:num-format="1" text:display-levels="4">
        <style:list-level-properties/>
      </text:outline-level-style>
      <text:outline-level-style text:level="5" style:num-format="1" text:display-levels="4">
        <style:list-level-properties/>
      </text:outline-level-style>
      <text:outline-level-style text:level="6" style:num-format="1" text:display-levels="4">
        <style:list-level-properties/>
      </text:outline-level-style>
      <text:outline-level-style text:level="7" style:num-format="1" text:display-levels="4">
        <style:list-level-properties/>
      </text:outline-level-style>
      <text:outline-level-style text:level="8" style:num-format="1" text:display-levels="4">
        <style:list-level-properties/>
      </text:outline-level-style>
      <text:outline-level-style text:level="9" style:num-format="1" text:display-levels="4">
        <style:list-level-properties/>
      </text:outline-level-style>
      <text:outline-level-style text:level="10" style:num-format="1" text:display-levels="4">
        <style:list-level-properties/>
      </text:outline-level-style>
    </text:outline-style>
    <text:list-style style:name="WW8Num4">
      <text:list-level-style-bullet text:level="1" text:style-name="WW8Num4z0" style:num-suffix="." text:bullet-char="–">
        <style:list-level-properties text:min-label-width="0.25in"/>
        <style:text-properties fo:font-family="StarSymbol, 'Arial Unicode MS'" style:font-charset="x-symbol"/>
      </text:list-level-style-bullet>
      <text:list-level-style-bullet text:level="2" text:style-name="WW8Num4z0" style:num-suffix="." text:bullet-char="–">
        <style:list-level-properties text:space-before="0.25in" text:min-label-width="0.25in"/>
        <style:text-properties fo:font-family="StarSymbol, 'Arial Unicode MS'" style:font-charset="x-symbol"/>
      </text:list-level-style-bullet>
      <text:list-level-style-bullet text:level="3" text:style-name="WW8Num4z0" style:num-suffix="." text:bullet-char="–">
        <style:list-level-properties text:space-before="0.5in" text:min-label-width="0.25in"/>
        <style:text-properties fo:font-family="StarSymbol, 'Arial Unicode MS'" style:font-charset="x-symbol"/>
      </text:list-level-style-bullet>
      <text:list-level-style-bullet text:level="4" text:style-name="WW8Num4z0" style:num-suffix="." text:bullet-char="–">
        <style:list-level-properties text:space-before="0.75in" text:min-label-width="0.25in"/>
        <style:text-properties fo:font-family="StarSymbol, 'Arial Unicode MS'" style:font-charset="x-symbol"/>
      </text:list-level-style-bullet>
      <text:list-level-style-bullet text:level="5" text:style-name="WW8Num4z0" style:num-suffix="." text:bullet-char="–">
        <style:list-level-properties text:space-before="1in" text:min-label-width="0.25in"/>
        <style:text-properties fo:font-family="StarSymbol, 'Arial Unicode MS'" style:font-charset="x-symbol"/>
      </text:list-level-style-bullet>
      <text:list-level-style-bullet text:level="6" text:style-name="WW8Num4z0" style:num-suffix="." text:bullet-char="–">
        <style:list-level-properties text:space-before="1.25in" text:min-label-width="0.25in"/>
        <style:text-properties fo:font-family="StarSymbol, 'Arial Unicode MS'" style:font-charset="x-symbol"/>
      </text:list-level-style-bullet>
      <text:list-level-style-bullet text:level="7" text:style-name="WW8Num4z0" style:num-suffix="." text:bullet-char="–">
        <style:list-level-properties text:space-before="1.5in" text:min-label-width="0.25in"/>
        <style:text-properties fo:font-family="StarSymbol, 'Arial Unicode MS'" style:font-charset="x-symbol"/>
      </text:list-level-style-bullet>
      <text:list-level-style-bullet text:level="8" text:style-name="WW8Num4z0" style:num-suffix="." text:bullet-char="–">
        <style:list-level-properties text:space-before="1.75in" text:min-label-width="0.25in"/>
        <style:text-properties fo:font-family="StarSymbol, 'Arial Unicode MS'" style:font-charset="x-symbol"/>
      </text:list-level-style-bullet>
      <text:list-level-style-bullet text:level="9" text:style-name="WW8Num4z0" style:num-suffix="." text:bullet-char="–">
        <style:list-level-properties text:space-before="2in" text:min-label-width="0.25in"/>
        <style:text-properties fo:font-family="StarSymbol, 'Arial Unicode MS'" style:font-charset="x-symbol"/>
      </text:list-level-style-bullet>
      <text:list-level-style-number text:level="10" style:num-suffix="." style:num-format="1">
        <style:list-level-properties text:space-before="2.5in" text:min-label-width="0.25in"/>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Arial"/>
      </text:list-level-style-bullet>
      <text:list-level-style-bullet text:level="2" text:style-name="WW8Num4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title>Procédures de recette MiliConvert V3</text:title><text:tab/><text:tab/><text:user-defined text:name="Info 4"/><text:user-defined text:name="Info 2">1.0</text:user-defined></text:p>
      </style:header>
      <style:footer>
        <text:p text:style-name="Footer"><text:tab/>Page <text:page-number text:select-page="current">5</text:page-number></text:p>
      </style:footer>
    </style:master-page>
    <style:master-page style:name="First_20_Page" style:display-name="First Page" style:page-layout-name="Mpm2" style:next-style-name="Standard"/>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Procédures de recette MiliConvert V3</dc:title>
    <meta:initial-creator>Thomas Cataldo</meta:initial-creator>
    <meta:creation-date>2007-11-12T11:47:24</meta:creation-date>
    <dc:creator>Thomas Cataldo</dc:creator>
    <dc:date>2010-08-14T15:28:45</dc:date>
    <meta:printed-by>Thomas Cataldo</meta:printed-by>
    <meta:print-date>2008-06-03T15:33:37</meta:print-date>
    <meta:editing-cycles>133</meta:editing-cycles>
    <meta:editing-duration>PT28H52M40S</meta:editing-duration>
    <meta:keyword>recette miliconvert v3</meta:keyword>
    <meta:document-statistic meta:table-count="3" meta:image-count="0" meta:object-count="0" meta:page-count="5" meta:paragraph-count="110" meta:word-count="477" meta:character-count="3241"/>
    <meta:user-defined meta:name="Info 1"/>
    <meta:user-defined meta:name="Info 2">1.0</meta:user-defined>
    <meta:user-defined meta:name="Info 3"/>
    <meta:user-defined meta:name="Info 4"/>
  </office:meta>
</office:document-meta>
</file>